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c3652" officeooo:paragraph-rsid="000c3652"/>
    </style:style>
    <style:style style:name="P6" style:family="paragraph" style:parent-style-name="Text_20_body">
      <style:text-properties officeooo:rsid="000c50e5" officeooo:paragraph-rsid="000c50e5"/>
    </style:style>
    <style:style style:name="P7" style:family="paragraph" style:parent-style-name="Text_20_body">
      <style:text-properties officeooo:rsid="000ed1c2" officeooo:paragraph-rsid="000ed1c2"/>
    </style:style>
    <style:style style:name="P8" style:family="paragraph" style:parent-style-name="Text_20_body">
      <style:text-properties officeooo:rsid="000ed1c2" officeooo:paragraph-rsid="000ea695"/>
    </style:style>
    <style:style style:name="P9" style:family="paragraph" style:parent-style-name="Text_20_body">
      <style:text-properties officeooo:paragraph-rsid="000ef36f"/>
    </style:style>
    <style:style style:name="P10" style:family="paragraph" style:parent-style-name="Text_20_body">
      <style:text-properties officeooo:paragraph-rsid="000fa83a"/>
    </style:style>
    <style:style style:name="P11" style:family="paragraph" style:parent-style-name="Text_20_body">
      <style:text-properties officeooo:rsid="001011e2" officeooo:paragraph-rsid="001011e2"/>
    </style:style>
    <style:style style:name="P12" style:family="paragraph" style:parent-style-name="Text_20_body">
      <style:text-properties officeooo:paragraph-rsid="001011e2"/>
    </style:style>
    <style:style style:name="P13" style:family="paragraph" style:parent-style-name="Text_20_body">
      <style:text-properties officeooo:paragraph-rsid="00105647"/>
    </style:style>
    <style:style style:name="P14" style:family="paragraph" style:parent-style-name="Text_20_body">
      <style:text-properties officeooo:rsid="0012bd38" officeooo:paragraph-rsid="0012bd38"/>
    </style:style>
    <style:style style:name="P15" style:family="paragraph" style:parent-style-name="Text_20_body">
      <style:text-properties officeooo:rsid="0013e7e6" officeooo:paragraph-rsid="0013e7e6"/>
    </style:style>
    <style:style style:name="P16" style:family="paragraph" style:parent-style-name="Text_20_body">
      <style:text-properties officeooo:rsid="001554e1" officeooo:paragraph-rsid="001554e1"/>
    </style:style>
    <style:style style:name="P17" style:family="paragraph" style:parent-style-name="Text_20_body">
      <style:text-properties officeooo:paragraph-rsid="00185d1b"/>
    </style:style>
    <style:style style:name="P18" style:family="paragraph" style:parent-style-name="Text_20_body">
      <style:text-properties officeooo:rsid="00186b5c" officeooo:paragraph-rsid="00185d1b"/>
    </style:style>
    <style:style style:name="P19" style:family="paragraph" style:parent-style-name="Text_20_body">
      <style:text-properties officeooo:rsid="0027cc31" officeooo:paragraph-rsid="0027cc31"/>
    </style:style>
    <style:style style:name="P20" style:family="paragraph" style:parent-style-name="Text_20_body">
      <style:text-properties officeooo:paragraph-rsid="00186b5c"/>
    </style:style>
    <style:style style:name="P21" style:family="paragraph" style:parent-style-name="Text_20_body">
      <style:text-properties officeooo:rsid="0029cd10" officeooo:paragraph-rsid="0029cd10"/>
    </style:style>
    <style:style style:name="P22" style:family="paragraph" style:parent-style-name="Text_20_body">
      <style:text-properties officeooo:paragraph-rsid="0029cd10"/>
    </style:style>
    <style:style style:name="P23" style:family="paragraph" style:parent-style-name="Text_20_body">
      <style:text-properties officeooo:rsid="002de70d" officeooo:paragraph-rsid="002de70d"/>
    </style:style>
    <style:style style:name="P24" style:family="paragraph" style:parent-style-name="Text_20_body">
      <style:text-properties officeooo:rsid="000ea695" officeooo:paragraph-rsid="000ea695"/>
    </style:style>
    <style:style style:name="P25" style:family="paragraph" style:parent-style-name="Text_20_body">
      <style:text-properties officeooo:rsid="00300f57" officeooo:paragraph-rsid="00300f57"/>
    </style:style>
    <style:style style:name="P26" style:family="paragraph" style:parent-style-name="Text_20_body">
      <style:text-properties officeooo:rsid="002fc192" officeooo:paragraph-rsid="002fc192"/>
    </style:style>
    <style:style style:name="P27" style:family="paragraph" style:parent-style-name="Text_20_body">
      <style:text-properties officeooo:rsid="003111f5" officeooo:paragraph-rsid="000c50e5"/>
    </style:style>
    <style:style style:name="P28" style:family="paragraph" style:parent-style-name="Subtitle">
      <style:text-properties officeooo:rsid="000c3652" officeooo:paragraph-rsid="000c3652"/>
    </style:style>
    <style:style style:name="P29" style:family="paragraph" style:parent-style-name="Subtitle">
      <style:text-properties officeooo:rsid="000c50e5" officeooo:paragraph-rsid="000c50e5"/>
    </style:style>
    <style:style style:name="P30" style:family="paragraph" style:parent-style-name="Subtitle">
      <style:text-properties officeooo:rsid="003111f5" officeooo:paragraph-rsid="003111f5"/>
    </style:style>
    <style:style style:name="P31" style:family="paragraph" style:parent-style-name="Title">
      <style:text-properties officeooo:rsid="000c3652" officeooo:paragraph-rsid="000c3652"/>
    </style:style>
    <style:style style:name="P32" style:family="paragraph" style:parent-style-name="Figure">
      <style:text-properties officeooo:paragraph-rsid="00272453"/>
    </style:style>
    <style:style style:name="P33" style:family="paragraph" style:parent-style-name="Heading_20_1">
      <style:paragraph-properties fo:break-before="page"/>
      <style:text-properties officeooo:rsid="000c50e5" officeooo:paragraph-rsid="000c50e5"/>
    </style:style>
    <style:style style:name="P34" style:family="paragraph" style:parent-style-name="Heading_20_1">
      <style:paragraph-properties fo:break-before="page"/>
      <style:text-properties officeooo:rsid="000ea695" officeooo:paragraph-rsid="000ea695"/>
    </style:style>
    <style:style style:name="P35" style:family="paragraph" style:parent-style-name="Heading_20_1">
      <style:paragraph-properties fo:break-before="page"/>
      <style:text-properties officeooo:rsid="000fa83a" officeooo:paragraph-rsid="000fa83a"/>
    </style:style>
    <style:style style:name="P36" style:family="paragraph" style:parent-style-name="Heading_20_2">
      <style:text-properties officeooo:rsid="000ef36f" officeooo:paragraph-rsid="000ef36f"/>
    </style:style>
    <style:style style:name="P37" style:family="paragraph" style:parent-style-name="Heading_20_2">
      <style:text-properties officeooo:rsid="000fa83a" officeooo:paragraph-rsid="000fa83a"/>
    </style:style>
    <style:style style:name="P38" style:family="paragraph" style:parent-style-name="Heading_20_2">
      <style:text-properties officeooo:rsid="001011e2" officeooo:paragraph-rsid="001011e2"/>
    </style:style>
    <style:style style:name="P39" style:family="paragraph" style:parent-style-name="Heading_20_2">
      <style:text-properties officeooo:rsid="0010c7f5" officeooo:paragraph-rsid="0010c7f5"/>
    </style:style>
    <style:style style:name="P40" style:family="paragraph" style:parent-style-name="Heading_20_3">
      <style:text-properties officeooo:rsid="00185d1b" officeooo:paragraph-rsid="00185d1b"/>
    </style:style>
    <style:style style:name="P41" style:family="paragraph" style:parent-style-name="Heading_20_3">
      <style:text-properties officeooo:rsid="0029cd10" officeooo:paragraph-rsid="0029cd10"/>
    </style:style>
    <style:style style:name="P42" style:family="paragraph" style:parent-style-name="Heading_20_3">
      <style:text-properties officeooo:rsid="00105647" officeooo:paragraph-rsid="00105647"/>
    </style:style>
    <style:style style:name="P43" style:family="paragraph" style:parent-style-name="Text_20_body">
      <style:text-properties officeooo:paragraph-rsid="0032d64b"/>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start" fo:text-indent="0cm"/>
    </style:style>
    <style:style style:name="P4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T5" style:family="text">
      <style:text-properties officeooo:rsid="00186b5c"/>
    </style:style>
    <style:style style:name="T6" style:family="text">
      <style:text-properties officeooo:rsid="001b2614"/>
    </style:style>
    <style:style style:name="T7" style:family="text">
      <style:text-properties officeooo:rsid="0027cc31"/>
    </style:style>
    <style:style style:name="T8" style:family="text">
      <style:text-properties officeooo:rsid="002a1c05"/>
    </style:style>
    <style:style style:name="T9" style:family="text">
      <style:text-properties officeooo:rsid="002cb61d"/>
    </style:style>
    <style:style style:name="T10" style:family="text">
      <style:text-properties officeooo:rsid="002fc192"/>
    </style:style>
    <style:style style:name="T11" style:family="text">
      <style:text-properties officeooo:rsid="00300f57"/>
    </style:style>
    <style:style style:name="T12" style:family="text">
      <style:text-properties officeooo:rsid="0032d64b"/>
    </style:style>
    <style:style style:name="T13"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P5"/>
      <text:p text:style-name="P5"/>
      <text:p text:style-name="P5"/>
      <text:p text:style-name="P5"/>
      <text:p text:style-name="P5"/>
      <text:p text:style-name="P31">Battery Monitor</text:p>
      <text:p text:style-name="P28">Final Report</text:p>
      <text:p text:style-name="P5"/>
      <text:p text:style-name="P5"/>
      <text:p text:style-name="P28">Automatio- ja systeemitekniikan projektityöt</text:p>
      <text:p text:style-name="P29">AS-0.3200</text:p>
      <text:p text:style-name="P30">Spring 2014</text:p>
      <text:p text:style-name="P6"/>
      <text:p text:style-name="P6"/>
      <text:p text:style-name="P6"/>
      <text:p text:style-name="P6"/>
      <text:p text:style-name="P6"/>
      <text:p text:style-name="P27"/>
      <text:p text:style-name="P27"/>
      <text:p text:style-name="P29">Otso Jousimaa</text:p>
      <text:p text:style-name="P29">Aleksi Salonen</text:p>
      <text:p text:style-name="P29">Johan Holmberg</text:p>
      <text:p text:style-name="P29">25.5.2014</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1000_1200690022" text:style-name="Index_20_Link" text:visited-style-name="Index_20_Link">Abbreviations<text:tab/>3</text:a></text:p>
          <text:p text:style-name="P1"><text:a xlink:type="simple" xlink:href="#__RefHeading__998_1200690022" text:style-name="Index_20_Link" text:visited-style-name="Index_20_Link">1 Introduction<text:tab/>4</text:a></text:p>
          <text:p text:style-name="P1"><text:a xlink:type="simple" xlink:href="#__RefHeading__1002_1200690022" text:style-name="Index_20_Link" text:visited-style-name="Index_20_Link">2 Workflow<text:tab/>5</text:a></text:p>
          <text:p text:style-name="P2"><text:a xlink:type="simple" xlink:href="#__RefHeading__1004_1200690022" text:style-name="Index_20_Link" text:visited-style-name="Index_20_Link">2.1 Study phase<text:tab/>5</text:a></text:p>
          <text:p text:style-name="P2"><text:a xlink:type="simple" xlink:href="#__RefHeading__1006_1200690022" text:style-name="Index_20_Link" text:visited-style-name="Index_20_Link">2.2 Initial design<text:tab/>5</text:a></text:p>
          <text:p text:style-name="P2"><text:a xlink:type="simple" xlink:href="#__RefHeading__1008_1200690022" text:style-name="Index_20_Link" text:visited-style-name="Index_20_Link">2.3 Producing the boards<text:tab/>5</text:a></text:p>
          <text:p text:style-name="P2"><text:a xlink:type="simple" xlink:href="#__RefHeading__1010_1200690022" text:style-name="Index_20_Link" text:visited-style-name="Index_20_Link">2.4 Software development<text:tab/>5</text:a></text:p>
          <text:p text:style-name="P2"><text:a xlink:type="simple" xlink:href="#__RefHeading__1012_1200690022" text:style-name="Index_20_Link" text:visited-style-name="Index_20_Link">2.5 Documentation<text:tab/>5</text:a></text:p>
          <text:p text:style-name="P1"><text:a xlink:type="simple" xlink:href="#__RefHeading__1014_1200690022" text:style-name="Index_20_Link" text:visited-style-name="Index_20_Link">3 Project results<text:tab/>6</text:a></text:p>
          <text:p text:style-name="P2"><text:a xlink:type="simple" xlink:href="#__RefHeading__1016_1200690022" text:style-name="Index_20_Link" text:visited-style-name="Index_20_Link">3.1 Hardware<text:tab/>6</text:a></text:p>
          <text:p text:style-name="P2"><text:a xlink:type="simple" xlink:href="#__RefHeading__1018_1200690022" text:style-name="Index_20_Link" text:visited-style-name="Index_20_Link">3.2 Software<text:tab/>6</text:a></text:p>
          <text:p text:style-name="P2"><text:a xlink:type="simple" xlink:href="#__RefHeading__1026_1200690022" text:style-name="Index_20_Link" text:visited-style-name="Index_20_Link">3.3 Interfaces<text:tab/>6</text:a></text:p>
          <text:p text:style-name="P3"><text:a xlink:type="simple" xlink:href="#__RefHeading__1028_1200690022" text:style-name="Index_20_Link" text:visited-style-name="Index_20_Link">3.3.1 Monitor – Microcontroller<text:tab/>6</text:a></text:p>
          <text:p text:style-name="P3"><text:a xlink:type="simple" xlink:href="#__RefHeading__1030_1200690022" text:style-name="Index_20_Link" text:visited-style-name="Index_20_Link">3.3.2 Monitor – Batteries<text:tab/>6</text:a></text:p>
          <text:p text:style-name="P3"><text:a xlink:type="simple" xlink:href="#__RefHeading__1032_1200690022" text:style-name="Index_20_Link" text:visited-style-name="Index_20_Link">3.3.3 Microcontroller – PC<text:tab/>6</text:a></text:p>
          <text:p text:style-name="P1"><text:a xlink:type="simple" xlink:href="#__RefHeading__1020_1200690022" text:style-name="Index_20_Link" text:visited-style-name="Index_20_Link">4 Time usage and schedule<text:tab/>7</text:a></text:p>
          <text:p text:style-name="P1"><text:a xlink:type="simple" xlink:href="#__RefHeading__1022_1200690022" text:style-name="Index_20_Link" text:visited-style-name="Index_20_Link">5 Future work and improvement suggestions<text:tab/>8</text:a></text:p>
          <text:p text:style-name="P1"><text:a xlink:type="simple" xlink:href="#__RefHeading__1024_1200690022" text:style-name="Index_20_Link" text:visited-style-name="Index_20_Link">References<text:tab/>9</text:a></text:p>
        </text:index-body>
      </text:table-of-content>
      <text:p text:style-name="Text_20_body"/>
      <text:p text:style-name="Text_20_body"/>
      <text:p text:style-name="Text_20_body"/>
      <text:h text:style-name="P33" text:outline-level="1"><text:bookmark-start text:name="__RefHeading__1000_1200690022"/>Abbreviations<text:bookmark-end text:name="__RefHeading__1000_1200690022"/></text:h>
      <text:p text:style-name="P6">ADC<text:tab/>- Analog to Digital Converter</text:p>
      <text:p text:style-name="P6">BOM<text:tab/>- Bill Of Materials</text:p>
      <text:p text:style-name="P6">CS<text:tab/>- SPI Chip Select</text:p>
      <text:p text:style-name="P6">ESD<text:tab/>- Electrostatic Discharge</text:p>
      <text:p text:style-name="P6">KCL<text:tab/>- Kirchoff's Current Law</text:p>
      <text:p text:style-name="P6">LPP<text:tab/>- Low-Pass Filtering</text:p>
      <text:p text:style-name="P6">MBPS<text:tab/>- Megabits Per Second</text:p>
      <text:p text:style-name="P11">MCU<text:tab/>- ????????????????????????????????????????????????????????????????</text:p>
      <text:p text:style-name="P6">MISO<text:tab/>- SPI Master In, Slave Out</text:p>
      <text:p text:style-name="P6">MOSI<text:tab/>- SPI Master Out, Slave In</text:p>
      <text:p text:style-name="P6">SCLK<text:tab/>- SPI Clock</text:p>
      <text:p text:style-name="P11">SMPS<text:tab/>- ????????????????????????????????????????????????????????????????</text:p>
      <text:p text:style-name="P6">SPI<text:tab/>- Serial Peripheral <text:span text:style-name="T7">I</text:span>nterface bus</text:p>
      <text:p text:style-name="P6">TTL<text:tab/>- Transistor-Transistor logic</text:p>
      <text:p text:style-name="P19">USB<text:tab/>- Universal Serial Bus</text:p>
      <text:h text:style-name="P33" text:outline-level="1"><text:bookmark-start text:name="__RefHeading__998_1200690022"/>1<text:tab/>Introduction<text:bookmark-end text:name="__RefHeading__998_1200690022"/></text:h>
      <text:p text:style-name="P6">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6">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 <text:span text:style-name="T11">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span></text:p>
      <text:p text:style-name="P7">The monitor board was designed using KiCad. There was enough components to fit on the board to motivate the use of a 4 layer board and KiCad capabilities to design multilayered boards. <text:span text:style-name="T10">Also, as the boards were ordered from China instead of producing them on our own, we had no real reason not to use the 4 layer board.</text:span></text:p>
      <text:p text:style-name="P7">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6">MORE INTRODUCTION HERE!</text:p>
      <text:p text:style-name="P6"/>
      <text:p text:style-name="P6"/>
      <text:h text:style-name="P34" text:outline-level="1"><text:bookmark-start text:name="__RefHeading__1002_1200690022"/>2<text:tab/>Workflow<text:bookmark-end text:name="__RefHeading__1002_1200690022"/></text:h>
      <text:h text:style-name="P36" text:outline-level="2"><text:bookmark-start text:name="__RefHeading__1004_1200690022"/>2.1<text:tab/>Study phase<text:bookmark-end text:name="__RefHeading__1004_1200690022"/></text:h>
      <text:p text:style-name="P24">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span></text:p>
      <text:p text:style-name="P25">We also had to study on how to use KiCad. Luckily, Otso had prior experience and was willing to teach us about the software. </text:p>
      <text:p text:style-name="P8"/>
      <text:h text:style-name="P36" text:outline-level="2"><text:bookmark-start text:name="__RefHeading__1006_1200690022"/>2.2<text:tab/>Initial design<text:bookmark-end text:name="__RefHeading__1006_1200690022"/></text:h>
      <text:p text:style-name="P43"><text:span text:style-name="T12">As mentioned in the introduction, we decided to use the 4 layer board design, as this was supported by KiCad and it made the board design a lot more easier. 4-layer PCB is stacked up with non-critical signals in the bottom, then power planes, then ground and on top are sensitive and high impedance signals. We used a few simple design rules: Components are placed on top side in a 1.27 mm grid and orientated in right angles. As for the board itself, there should be no buried or blind vias. Also, PCB traces use 45 degree turns and are centered to pads.</text:span></text:p>
      <text:p text:style-name="P43"><text:span text:style-name="T12">Isolation boundary was also deemed necessary, since in case of overvoltage the board would likely fry the microcontroller and the pc that's attached to the microcontroller. <text:s/>In the planned usage the batteries would produce 50 V and the standard USB can take only 5V. That's why the isolation boundary limits the voltage to 5V all the time. </text:span></text:p>
      <text:p text:style-name="P9"/>
      <text:h text:style-name="P36" text:outline-level="2"><text:bookmark-start text:name="__RefHeading__1008_1200690022"/>2.3<text:tab/>Producing the boards<text:bookmark-end text:name="__RefHeading__1008_1200690022"/></text:h>
      <text:p text:style-name="P16">Because it is too difficult to produce your own 4 layered board, the monitor boards were ordered from China. The components on the board were soldered by hand. <text:span text:style-name="T10">We also created a stripped version of the board as a 2 layered design and tried to solder it, but soon realized that the quality was not good enough for precision soldering. </text:span></text:p>
      <text:p text:style-name="P9"/>
      <text:h text:style-name="P36" text:outline-level="2"><text:bookmark-start text:name="__RefHeading__1010_1200690022"/>2.4<text:tab/>Software development<text:bookmark-end text:name="__RefHeading__1010_1200690022"/></text:h>
      <text:p text:style-name="P16">The Arduino development environment was tested early on and some test programs were written to ensure that the Arduino with its ATmega328 was suited for the job.</text:p>
      <text:p text:style-name="P16"><text:soft-page-break/>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9"/>
      <text:h text:style-name="P37" text:outline-level="2"><text:bookmark-start text:name="__RefHeading__1012_1200690022"/>2.5<text:tab/>Documentation<text:bookmark-end text:name="__RefHeading__1012_1200690022"/></text:h>
      <text:p text:style-name="P10"/>
      <text:p text:style-name="P10"/>
      <text:p text:style-name="P10"/>
      <text:h text:style-name="P35" text:outline-level="1"><text:bookmark-start text:name="__RefHeading__1014_1200690022"/>3<text:tab/>Project results<text:bookmark-end text:name="__RefHeading__1014_1200690022"/></text:h>
      <text:h text:style-name="P37" text:outline-level="2"><text:bookmark-start text:name="__RefHeading__1016_1200690022"/>3.1 Hardware<text:bookmark-end text:name="__RefHeading__1016_1200690022"/></text:h>
      <text:p text:style-name="P26"/>
      <text:p text:style-name="P10"/>
      <text:h text:style-name="P37" text:outline-level="2"><text:bookmark-start text:name="__RefHeading__1018_1200690022"/>3.2 Software<text:bookmark-end text:name="__RefHeading__1018_1200690022"/></text:h>
      <text:h text:style-name="P40" text:outline-level="3">3.2.1<text:tab/>Software structure <text:span text:style-name="T7">and interfaces</text:span></text:h>
      <text:p text:style-name="P20"><draw:frame draw:style-name="fr1" draw:name="Frame1" text:anchor-type="paragraph" svg:x="-0.019cm" svg:y="1.032cm" svg:width="13.409cm" draw:z-index="1"><draw:text-box fo:min-height="13.508cm"><text:p text:style-name="P32"><draw:g text:anchor-type="paragraph" draw:z-index="2" draw:style-name="gr1"><draw:custom-shape draw:style-name="gr2" draw:text-style-name="P44" xml:id="id8" draw:id="id8" svg:width="5.402cm" svg:height="5.017cm" svg:x="0.004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46" svg:width="2.588cm" svg:height="1.255cm" svg:x="0.554cm" svg:y="0.392cm"><text:p text:style-name="P45"><text:span text:style-name="T13">Battery</text:span></text:p><draw:enhanced-geometry svg:viewBox="0 0 21600 21600" draw:glue-points="10800 0 0 10800 10800 21600 21600 10800" draw:type="flowchart-process" draw:enhanced-path="M 0 0 L 21600 0 21600 21600 0 21600 0 0 Z N"/></draw:custom-shape><draw:custom-shape draw:style-name="gr3" draw:text-style-name="P46" svg:width="2.587cm" svg:height="1.255cm" svg:x="1.103cm" svg:y="1.334cm"><text:p text:style-name="P45"><text:span text:style-name="T13">Battery</text:span></text:p><draw:enhanced-geometry svg:viewBox="0 0 21600 21600" draw:glue-points="10800 0 0 10800 10800 21600 21600 10800" draw:type="flowchart-process" draw:enhanced-path="M 0 0 L 21600 0 21600 21600 0 21600 0 0 Z N"/></draw:custom-shape><draw:custom-shape draw:style-name="gr3" draw:text-style-name="P46" svg:width="2.588cm" svg:height="1.253cm" svg:x="1.65cm" svg:y="2.353cm"><text:p text:style-name="P45"><text:span text:style-name="T13">Battery</text:span></text:p><draw:enhanced-geometry svg:viewBox="0 0 21600 21600" draw:glue-points="10800 0 0 10800 10800 21600 21600 10800" draw:type="flowchart-process" draw:enhanced-path="M 0 0 L 21600 0 21600 21600 0 21600 0 0 Z N"/></draw:custom-shape><draw:custom-shape draw:style-name="gr3" draw:text-style-name="P46" svg:width="2.588cm" svg:height="1.255cm" svg:x="2.177cm" svg:y="3.371cm"><text:p text:style-name="P45"><text:span text:style-name="T13">Battery</text:span></text:p><draw:enhanced-geometry svg:viewBox="0 0 21600 21600" draw:glue-points="10800 0 0 10800 10800 21600 21600 10800" draw:type="flowchart-process" draw:enhanced-path="M 0 0 L 21600 0 21600 21600 0 21600 0 0 Z N"/></draw:custom-shape><draw:custom-shape draw:style-name="gr3" draw:text-style-name="P46" xml:id="id6" draw:id="id6" svg:width="2.98cm" svg:height="1.726cm" svg:x="6.511cm" svg:y="2.431cm"><text:p text:style-name="P45"><text:span text:style-name="T13">Monitor</text:span></text:p><draw:enhanced-geometry svg:viewBox="0 0 21600 21600" draw:glue-points="10800 0 0 10800 10800 21600 21600 10800" draw:type="flowchart-process" draw:enhanced-path="M 0 0 L 21600 0 21600 21600 0 21600 0 0 Z N"/></draw:custom-shape><draw:custom-shape draw:style-name="gr4" draw:text-style-name="P46" xml:id="id7" draw:id="id7" svg:width="2.98cm" svg:height="1.726cm" svg:x="6.589cm" svg:y="0.078cm"><text:p text:style-name="P45"><text:span text:style-name="T13">Balancer</text:span></text:p><draw:enhanced-geometry svg:viewBox="0 0 21600 21600" draw:glue-points="10800 0 0 10800 10800 21600 21600 10800" draw:type="flowchart-process" draw:enhanced-path="M 0 0 L 21600 0 21600 21600 0 21600 0 0 Z N"/></draw:custom-shape><draw:custom-shape draw:style-name="gr3" draw:text-style-name="P48" svg:width="9.799cm" svg:height="7.229cm" svg:x="0.004cm" svg:y="6.272cm"><text:p text:style-name="P47"><text:span text:style-name="T14">Microcontroller <text:s text:c="35"/></text:span></text:p><text:p text:style-name="P47"><text:span text:style-name="T14"/></text:p><text:p text:style-name="P47"><text:span text:style-name="T14"/></text:p><text:p text:style-name="P47"><text:span text:style-name="T14"/></text:p><text:p text:style-name="P47"><text:span text:style-name="T14"/></text:p><text:p text:style-name="P47"><text:span text:style-name="T14"/></text:p><text:p text:style-name="P47"><text:span text:style-name="T14"/></text:p><text:p text:style-name="P47"><text:span text:style-name="T14"/></text:p><text:p text:style-name="P47"><text:span text:style-name="T14"/></text:p><text:p text:style-name="P47"><text:span text:style-name="T14"/></text:p><text:p text:style-name="P47"><text:span text:style-name="T14"/></text:p><draw:enhanced-geometry svg:viewBox="0 0 21600 21600" draw:glue-points="10800 0 0 10800 10800 21600 21600 10800" draw:type="flowchart-process" draw:enhanced-path="M 0 0 L 21600 0 21600 21600 0 21600 0 0 Z N"/></draw:custom-shape><draw:custom-shape draw:style-name="gr5" draw:text-style-name="P46" xml:id="id4" draw:id="id4" svg:width="2.823cm" svg:height="1.412cm" svg:x="0.711cm" svg:y="10.239cm"><text:p text:style-name="P45"><text:span text:style-name="T13">Self Test</text:span></text:p><draw:enhanced-geometry svg:viewBox="0 0 21600 21600" draw:glue-points="10800 0 0 10800 10800 21600 21600 10800" draw:type="flowchart-process" draw:enhanced-path="M 0 0 L 21600 0 21600 21600 0 21600 0 0 Z N"/></draw:custom-shape><draw:custom-shape draw:style-name="gr5" draw:text-style-name="P46" xml:id="id3" draw:id="id3" svg:width="1.098cm" svg:height="3.1cm" svg:x="8.809cm" svg:y="7.301cm"><text:p text:style-name="P45"><text:span text:style-name="T13">SPI</text:span></text:p><text:p text:style-name="P45"><text:span text:style-name="T13">I/O</text:span></text:p><draw:enhanced-geometry svg:viewBox="0 0 21600 21600" draw:glue-points="10800 0 0 10800 10800 21600 21600 10800" draw:type="flowchart-process" draw:enhanced-path="M 0 0 L 21600 0 21600 21600 0 21600 0 0 Z N"/></draw:custom-shape><draw:custom-shape draw:style-name="gr5" draw:text-style-name="P46" xml:id="id2" draw:id="id2" svg:width="2.745cm" svg:height="1.255cm" svg:x="4.551cm" svg:y="10.319cm"><text:p text:style-name="P45"><text:span text:style-name="T13">Logic</text:span></text:p><draw:enhanced-geometry svg:viewBox="0 0 21600 21600" draw:glue-points="10800 0 0 10800 10800 21600 21600 10800" draw:type="flowchart-process" draw:enhanced-path="M 0 0 L 21600 0 21600 21600 0 21600 0 0 Z N"/></draw:custom-shape><draw:custom-shape draw:style-name="gr5" draw:text-style-name="P46" xml:id="id1" draw:id="id1" svg:width="2.745cm" svg:height="1.313cm" svg:x="4.551cm" svg:y="8.2cm"><text:p text:style-name="P45"><text:span text:style-name="T13">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44" svg:x1="5.924cm" svg:y1="9.513cm" svg:x2="5.924cm" svg:y2="10.319cm" draw:start-shape="id1" draw:start-glue-point="6" draw:end-shape="id2" draw:end-glue-point="4" svg:d="m5924 9513v806"><text:p/></draw:connector><draw:connector draw:style-name="gr6" draw:text-style-name="P44" svg:x1="7.296cm" svg:y1="10.947cm" svg:x2="9.358cm" svg:y2="10.4cm" draw:start-shape="id2" draw:start-glue-point="7" draw:end-shape="id3" draw:end-glue-point="6" svg:d="m7296 10947h2062v-547"><text:p/></draw:connector><draw:connector draw:style-name="gr6" draw:text-style-name="P44" svg:x1="3.534cm" svg:y1="10.945cm" svg:x2="4.552cm" svg:y2="10.947cm" draw:start-shape="id4" draw:start-glue-point="7" draw:end-shape="id2" draw:end-glue-point="5" svg:d="m3534 10945h510v2h508"><text:p/></draw:connector><draw:connector draw:style-name="gr6" draw:text-style-name="P44" svg:x1="11.843cm" svg:y1="3.999cm" svg:x2="9.49cm" svg:y2="3.293cm" draw:start-shape="id5" draw:start-glue-point="0" draw:end-shape="id6" draw:end-glue-point="7" svg:d="m11843 3999v-706h-2353"><text:p/></draw:connector><draw:connector draw:style-name="gr6" draw:text-style-name="P44" svg:x1="11.844cm" svg:y1="3.999cm" svg:x2="9.568cm" svg:y2="0.94cm" draw:start-shape="id5" draw:start-glue-point="0" draw:end-shape="id7" draw:end-glue-point="7" svg:d="m11844 3999v-3059h-2276"><text:p/></draw:connector><draw:connector draw:style-name="gr6" draw:text-style-name="P44" svg:x1="7.296cm" svg:y1="8.856cm" svg:x2="8.81cm" svg:y2="8.851cm" draw:start-shape="id1" draw:end-shape="id3" draw:end-glue-point="5" svg:d="m7296 8856h759v-5h755"><text:p/></draw:connector><draw:connector draw:style-name="gr6" draw:text-style-name="P44" svg:x1="2.122cm" svg:y1="10.239cm" svg:x2="9.357cm" svg:y2="7.301cm" draw:start-shape="id4" draw:start-glue-point="4" draw:end-shape="id3" draw:end-glue-point="4" svg:d="m2122 10239v-3441h7235v503"><text:p/></draw:connector><draw:connector draw:style-name="gr6" draw:text-style-name="P44" svg:x1="6.511cm" svg:y1="3.293cm" svg:x2="5.405cm" svg:y2="2.508cm" draw:start-shape="id6" draw:start-glue-point="5" draw:end-shape="id8" draw:end-glue-point="7" svg:d="m6511 3293h-553v-785h-553"><text:p/></draw:connector><draw:connector draw:style-name="gr6" draw:text-style-name="P44" svg:x1="6.588cm" svg:y1="0.94cm" svg:x2="5.405cm" svg:y2="2.508cm" draw:start-shape="id7" draw:start-glue-point="5" draw:end-shape="id8" draw:end-glue-point="7" svg:d="m6588 940h-615v1568h-568"><text:p/></draw:connector><draw:custom-shape draw:style-name="gr7" draw:text-style-name="P46" xml:id="id5" draw:id="id5" svg:width="1.257cm" svg:height="4.312cm" svg:x="11.215cm" svg:y="3.999cm"><text:p text:style-name="P45"><text:span text:style-name="T13">SPI</text:span></text:p><text:p text:style-name="P45"><text:span text:style-name="T13">Bus</text:span></text:p><draw:enhanced-geometry svg:viewBox="0 0 21600 21600" draw:type="rectangle" draw:enhanced-path="M 0 0 L 21600 0 21600 21600 0 21600 0 0 Z N"/></draw:custom-shape><draw:connector draw:style-name="gr6" draw:text-style-name="P44" svg:x1="11.843cm" svg:y1="8.31cm" svg:x2="9.906cm" svg:y2="8.851cm" draw:start-shape="id5" draw:start-glue-point="2" draw:end-shape="id3" draw:end-glue-point="7" svg:d="m11843 8310v541h-1937"><text:p/></draw:connector><draw:connector draw:style-name="gr6" draw:text-style-name="P44" svg:x1="5.924cm" svg:y1="11.573cm" svg:x2="8.605cm" svg:y2="12.301cm" draw:start-shape="id2" draw:start-glue-point="6" draw:end-shape="id9" draw:end-glue-point="5" svg:d="m5924 11573v728h2681"><text:p/></draw:connector><draw:custom-shape draw:style-name="gr5" draw:text-style-name="P46" xml:id="id9" draw:id="id9" svg:width="1.345cm" svg:height="1.802cm" svg:x="8.605cm" svg:y="11.4cm"><text:p text:style-name="P45"><text:span text:style-name="T13">Serial</text:span></text:p><text:p text:style-name="P45"><text:span text:style-name="T13">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46" xml:id="id10" draw:id="id10" svg:width="2.601cm" svg:height="1.601cm" svg:x="10.804cm" svg:y="11.501cm"><text:p text:style-name="P45"><text:span text:style-name="T13">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44" svg:x1="9.949cm" svg:y1="12.301cm" svg:x2="10.805cm" svg:y2="12.301cm" draw:start-shape="id9" draw:start-glue-point="7" draw:end-shape="id10" draw:end-glue-point="5" svg:d="m9949 12301h856"><text:p/></draw:connector></draw:g>Figure <text:sequence text:ref-name="refFigure0" text:name="Figure" text:formula="ooow:Figure+1" style:num-format="1">1</text:sequence> <text:s text:c="4"/><text:span text:style-name="T6">Software components and interfaces</text:span></text:p></draw:text-box></draw:frame><text:span text:style-name="T5">The intended structure of the software is depicted in </text:span><text:span text:style-name="T5"><text:sequence-ref text:reference-format="category-and-value" text:ref-name="refFigure0">Figure 1</text:sequence-ref></text:span><text:span text:style-name="T5"> below.</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As seen in <text:sequence-ref text:reference-format="category-and-value" text:ref-name="refFigure0">Figure 1</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ext:soft-page-break/>the SPI bus as well as the microcontrollers internal data and checks that the entire system operates properly. It raises error flags which the Logic module can use in case of invalid operation.</text:p>
      <text:p text:style-name="P19">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P19">The microcontroller controls the monitor board over a SPI bus. This is done by writing to control registers in the monitors LTC6803 circuit. Data is read from the circuit by reading control or diagnostics registers on the LTC6803.</text:p>
      <text:p text:style-name="P23">The balancer board has not been done yet and is therefore marked with red in <text:sequence-ref text:reference-format="category-and-value" text:ref-name="refFigure0">Figure 1</text:sequence-ref>.</text:p>
      <text:p text:style-name="P19"/>
      <text:h text:style-name="P41" text:outline-level="3">3.2.2<text:tab/>Software design</text:h>
      <text:p text:style-name="P21">The software is designed <text:span text:style-name="T8">to be modular so that it can be modified and improved later. The design is illustrated below in </text:span><text:span text:style-name="T8"><text:sequence-ref text:reference-format="category-and-value" text:ref-name="refFigure1">Figure 2</text:sequence-ref></text:span><text:span text:style-name="T8">.</text:span></text:p>
      <text:p text:style-name="P21"><draw:frame draw:style-name="fr1" draw:name="Frame2" text:anchor-type="paragraph" svg:x="0.002cm" svg:y="0.069cm" svg:width="14.501cm" draw:z-index="3"><draw:text-box fo:min-height="10.806cm"><text:p text:style-name="Figure"><draw:g text:anchor-type="paragraph" draw:z-index="4" draw:style-name="gr9"><draw:custom-shape draw:style-name="gr3" draw:text-style-name="P46" svg:width="4.102cm" svg:height="10.799cm" svg:x="4.701cm" svg:y="0cm"><text:p text:style-name="P45"><text:span text:style-name="T13">Logic - main</text:span></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span></text:p><text:p text:style-name="P45"><text:span text:style-name="T13">Definitions &amp;</text:span></text:p><text:p text:style-name="P45"><text:span text:style-name="T13">Global data</text:span></text:p><text:p text:style-name="P45"><text:span text:style-name="T13"/></text:p><text:p text:style-name="P45"><text:span text:style-name="T13"/></text:p><draw:enhanced-geometry svg:viewBox="0 0 21600 21600" draw:glue-points="10800 0 0 10800 10800 21600 21600 10800" draw:type="flowchart-process" draw:enhanced-path="M 0 0 L 21600 0 21600 21600 0 21600 0 0 Z N"/></draw:custom-shape><draw:custom-shape draw:style-name="gr10" draw:text-style-name="P44"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49" svg:width="3.301cm" svg:height="0.9cm" svg:x="5.101cm" svg:y="1.499cm"><text:p text:style-name="P45"><text:span text:style-name="T15">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49" svg:width="3.301cm" svg:height="0.9cm" svg:x="5.101cm" svg:y="4.699cm"><text:p text:style-name="P45"><text:span text:style-name="T15">balancerLogic</text:span></text:p><draw:enhanced-geometry svg:viewBox="0 0 21600 21600" draw:glue-points="10800 0 0 10800 10800 21600 21600 10800" draw:type="flowchart-process" draw:enhanced-path="M 0 0 L 21600 0 21600 21600 0 21600 0 0 Z N"/></draw:custom-shape><draw:custom-shape draw:style-name="gr5" draw:text-style-name="P49" svg:width="3.301cm" svg:height="0.9cm" svg:x="5.101cm" svg:y="9.599cm"><text:p text:style-name="P45"><text:span text:style-name="T15">Microcontroller</text:span></text:p><draw:enhanced-geometry svg:viewBox="0 0 21600 21600" draw:glue-points="10800 0 0 10800 10800 21600 21600 10800" draw:type="flowchart-process" draw:enhanced-path="M 0 0 L 21600 0 21600 21600 0 21600 0 0 Z N"/></draw:custom-shape><draw:custom-shape draw:style-name="gr3" draw:text-style-name="P46" svg:width="3.5cm" svg:height="3.601cm" svg:x="0.002cm" svg:y="3.5cm"><text:p text:style-name="P45"><text:span text:style-name="T13">SPI I/O</text:span></text:p><text:p text:style-name="P45"><text:span text:style-name="T13"/></text:p><text:p text:style-name="P45"><text:span text:style-name="T13"/></text:p><text:p text:style-name="P45"><text:span text:style-name="T13"/></text:p><draw:enhanced-geometry svg:viewBox="0 0 21600 21600" draw:glue-points="10800 0 0 10800 10800 21600 21600 10800" draw:type="flowchart-process" draw:enhanced-path="M 0 0 L 21600 0 21600 21600 0 21600 0 0 Z N"/></draw:custom-shape><draw:custom-shape draw:style-name="gr5" draw:text-style-name="P49" svg:width="3.301cm" svg:height="0.9cm" svg:x="0.101cm" svg:y="4.8cm"><text:p text:style-name="P45"><text:span text:style-name="T15">spi_io</text:span></text:p><draw:enhanced-geometry svg:viewBox="0 0 21600 21600" draw:glue-points="10800 0 0 10800 10800 21600 21600 10800" draw:type="flowchart-process" draw:enhanced-path="M 0 0 L 21600 0 21600 21600 0 21600 0 0 Z N"/></draw:custom-shape><draw:custom-shape draw:style-name="gr3" draw:text-style-name="P44" svg:width="3.5cm" svg:height="2.301cm" svg:x="0.002cm" svg:y="7.8cm"><text:p text:style-name="P45"><text:span text:style-name="T13">Serial I/O</text:span></text:p><text:p text:style-name="P45"><text:span text:style-name="T16"/></text:p><text:p text:style-name="P45"><text:span text:style-name="T16"/></text:p><draw:enhanced-geometry svg:viewBox="0 0 21600 21600" draw:glue-points="10800 0 0 10800 10800 21600 21600 10800" draw:type="flowchart-process" draw:enhanced-path="M 0 0 L 21600 0 21600 21600 0 21600 0 0 Z N"/></draw:custom-shape><draw:custom-shape draw:style-name="gr5" draw:text-style-name="P49" svg:width="3.301cm" svg:height="0.9cm" svg:x="0.101cm" svg:y="8.8cm"><text:p text:style-name="P45"><text:span text:style-name="T15">handleInput</text:span></text:p><draw:enhanced-geometry svg:viewBox="0 0 21600 21600" draw:glue-points="10800 0 0 10800 10800 21600 21600 10800" draw:type="flowchart-process" draw:enhanced-path="M 0 0 L 21600 0 21600 21600 0 21600 0 0 Z N"/></draw:custom-shape><draw:custom-shape draw:style-name="gr5" draw:text-style-name="P49" svg:width="3.301cm" svg:height="0.9cm" svg:x="0.101cm" svg:y="5.8cm"><text:p text:style-name="P45"><text:span text:style-name="T15">pec</text:span></text:p><draw:enhanced-geometry svg:viewBox="0 0 21600 21600" draw:glue-points="10800 0 0 10800 10800 21600 21600 10800" draw:type="flowchart-process" draw:enhanced-path="M 0 0 L 21600 0 21600 21600 0 21600 0 0 Z N"/></draw:custom-shape><draw:custom-shape draw:style-name="gr5" draw:text-style-name="P49" svg:width="3.313cm" svg:height="0.9cm" svg:x="5.089cm" svg:y="5.941cm"><text:p text:style-name="P45"><text:span text:style-name="T15">printData</text:span></text:p><draw:enhanced-geometry svg:viewBox="0 0 21600 21600" draw:glue-points="10800 0 0 10800 10800 21600 21600 10800" draw:type="flowchart-process" draw:enhanced-path="M 0 0 L 21600 0 21600 21600 0 21600 0 0 Z N"/></draw:custom-shape><draw:custom-shape draw:style-name="gr3" draw:text-style-name="P44" svg:width="4.5cm" svg:height="2.301cm" svg:x="9.998cm" svg:y="4.2cm"><text:p text:style-name="P45"><text:span text:style-name="T13">Self Test</text:span></text:p><text:p text:style-name="P45"><text:span text:style-name="T16"/></text:p><text:p text:style-name="P45"><text:span text:style-name="T16"/></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44" svg:width="4.5cm" svg:height="2.301cm" svg:x="9.998cm" svg:y="7.198cm"><text:p text:style-name="P45"><text:span text:style-name="T13">Database</text:span></text:p><text:p text:style-name="P45"><text:span text:style-name="T16"/></text:p><text:p text:style-name="P45"><text:span text:style-name="T16"/></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49" svg:width="4.254cm" svg:height="0.902cm" svg:x="10.106cm" svg:y="8.199cm"><text:p text:style-name="P45"><text:span text:style-name="T15">db</text:span></text:p><draw:enhanced-geometry svg:viewBox="0 0 21600 21600" draw:glue-points="10800 0 0 10800 10800 21600 21600 10800" draw:type="flowchart-process" draw:enhanced-path="M 0 0 L 21600 0 21600 21600 0 21600 0 0 Z N"/></draw:custom-shape><draw:connector draw:style-name="gr6" draw:text-style-name="P44" svg:x1="8.802cm" svg:y1="8.303cm" svg:x2="9.999cm" svg:y2="8.301cm" svg:d="m8802 8303h600v-2h597"><text:p/></draw:connector><draw:connector draw:style-name="gr6" draw:text-style-name="P44" svg:x1="3.502cm" svg:y1="5.297cm" svg:x2="4.675cm" svg:y2="5.299cm" svg:d="m3502 5297h588v2h585"><text:p/></draw:connector><draw:connector draw:style-name="gr6" draw:text-style-name="P44" svg:x1="3.503cm" svg:y1="8.899cm" svg:x2="4.673cm" svg:y2="8.901cm" svg:d="m3503 8899h586v2h584"><text:p/></draw:connector><draw:connector draw:style-name="gr6" draw:text-style-name="P44" svg:x1="8.804cm" svg:y1="5.304cm" svg:x2="10.001cm" svg:y2="5.304cm" svg:d="m8804 5304h1197"><text:p/></draw:connector></draw:g>Figure <text:sequence text:ref-name="refFigure1" text:name="Figure" text:formula="ooow:Figure+1" style:num-format="1">2</text:sequence> <text:s text:c="4"/><text:span text:style-name="T9">Software design</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h text:style-name="P38" text:outline-level="2"><text:bookmark-start text:name="__RefHeading__1026_1200690022"/><text:soft-page-break/>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11">The LTC6803-3 communicates over SPI with controller.</text:p>
      <text:p text:style-name="P11"/>
      <text:h text:style-name="P42" text:outline-level="3"><text:bookmark-start text:name="__RefHeading__1030_1200690022"/>3.3.2<text:tab/>Monitor – Batteries<text:bookmark-end text:name="__RefHeading__1030_1200690022"/></text:h>
      <text:p text:style-name="P13"/>
      <text:p text:style-name="P13"/>
      <text:h text:style-name="P42" text:outline-level="3"><text:bookmark-start text:name="__RefHeading__1032_1200690022"/>3.3.3 Microcontroller – PC<text:bookmark-end text:name="__RefHeading__1032_1200690022"/></text:h>
      <text:p text:style-name="P11">The ATmega328 on the Arduino Nano communicates with a PC over a Serial Port with speed 9600bps.</text:p>
      <text:p text:style-name="P12"/>
      <text:h text:style-name="P39" text:outline-level="2">3.4<text:tab/>Implemented features <text:span text:style-name="T4">and usage</text:span>????????</text:h>
      <text:h text:style-name="P35" text:outline-level="1"><text:bookmark-start text:name="__RefHeading__1020_1200690022"/>4<text:tab/>Time usage and schedule<text:bookmark-end text:name="__RefHeading__1020_1200690022"/></text:h>
      <text:p text:style-name="P14">The original schedule for the project can be seen below.</text:p>
      <text:p text:style-name="P10"/>
      <text:p text:style-name="P10"><draw:frame draw:style-name="fr2"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P15">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10"/>
      <text:p text:style-name="P10"><draw:frame draw:style-name="fr2"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35" text:outline-level="1"><text:bookmark-start text:name="__RefHeading__1022_1200690022"/>5<text:tab/>Future work and improvement suggestions<text:bookmark-end text:name="__RefHeading__1022_1200690022"/></text:h>
      <text:p text:style-name="P10"/>
      <text:p text:style-name="P10"/>
      <text:h text:style-name="P35" text:outline-level="1"><text:bookmark-start text:name="__RefHeading__1024_1200690022"/>References<text:bookmark-end text:name="__RefHeading__1024_12006900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3.6$Windows_x86 LibreOffice_project/e29a214-2bbed72-0621de6-a97528c-8f066d</meta:generator>
    <dc:date>2014-05-24T16:27:11.08</dc:date>
    <meta:editing-duration>PT3H54M59S</meta:editing-duration>
    <meta:editing-cycles>29</meta:editing-cycles>
    <meta:document-statistic meta:table-count="0" meta:image-count="0" meta:object-count="2" meta:page-count="13" meta:paragraph-count="88" meta:word-count="1366" meta:character-count="8165" meta:non-whitespace-character-count="68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663cm" style:legend-expansion="high" chart:style-name="ch2"/>
        <chart:plot-area chart:style-name="ch3" chart:data-source-has-labels="both" svg:x="1.357cm" svg:y="0.851cm" svg:width="11.707cm" svg:height="6.961cm">
          <chartooo:coordinate-region svg:x="1.978cm" svg:y="1.064cm" svg:width="10.899cm" svg:height="6.075cm"/>
          <chart:axis chart:dimension="x" chart:name="primary-x" chart:style-name="ch4" chartooo:axis-type="auto">
            <chartooo:date-scale/>
            <chart:title svg:x="6.743cm" svg:y="7.992cm" chart:style-name="ch5">
              <text:p>Week</text:p>
            </chart:title>
            <chart:categories table:cell-range-address="local-table.$A$2:.$A$20"/>
          </chart:axis>
          <chart:axis chart:dimension="y" chart:name="primary-y" chart:style-name="ch4">
            <chart:title svg:x="0.451cm" svg:y="4.838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